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876E83A80D6D6F1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18cm, 8.408cm, 25.146cm, 5.94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57cm" svg:height="21.5cm" svg:x="0.892cm" svg:y="2.491cm">
          <draw:image xlink:href="Pictures/10000000000005E8000007E0876E83A80D6D6F1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8:41.025435056</dc:date>
    <meta:editing-duration>PT3M3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